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169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fo:background-color="#33ff99" fo:border="0.06pt solid #000000"/>
    </style:style>
    <style:style style:name="ce9" style:family="table-cell" style:parent-style-name="Default">
      <style:table-cell-properties fo:background-color="#ff9999" fo:border="0.06pt solid #000000"/>
    </style:style>
    <style:style style:name="ce10" style:family="table-cell" style:parent-style-name="Default">
      <style:table-cell-properties fo:background-color="#66ff99" fo:border="0.06pt solid #000000"/>
    </style:style>
    <style:style style:name="ce11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 table:print-ranges="Sheet1.A1:Sheet1.C152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row table:style-name="ro1">
          <table:table-cell table:style-name="ce1" office:value-type="string" calcext:value-type="string">
            <text:p>Compatible List</text:p>
          </table:table-cell>
          <table:table-cell table:style-name="Default" office:value-type="string" calcext:value-type="string">
            <text:p>as of <text:s/>June 21, 2018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Compatible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Extended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Not Worging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Sysem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6" office:value-type="string" calcext:value-type="string">
            <text:p>systemproperty3d(&lt;string&gt;)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obtains the system property. <text:s/>&lt;string&gt; : <text:s/>the name of <text:s/>the system property</text:p>
          </table:table-cell>
        </table:table-row>
        <table:table-row table:style-name="ro1">
          <table:table-cell table:style-name="ce7" office:value-type="string" calcext:value-type="string">
            <text:p>logging3d(&lt;string&gt;)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starts the logging. <text:s/>&lt;string&gt; : <text:s/>the name of the log fil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Begin/End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8" office:value-type="string" calcext:value-type="string">
            <text:p>begin3d()</text:p>
          </table:table-cell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table:style-name="ce7" office:value-type="string" calcext:value-type="string">
            <text:p>begin3d(&lt;string&gt;)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creates / selects the game object. <text:s/>&lt;string&gt; : <text:s text:c="2"/>the name of the game object</text:p>
          </table:table-cell>
        </table:table-row>
        <table:table-row table:style-name="ro1">
          <table:table-cell table:style-name="ce8" office:value-type="string" calcext:value-type="string">
            <text:p>end3d()</text:p>
          </table:table-cell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Save/Restore Appearance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office:value-type="string" calcext:value-type="string">
            <text:p>gsave3d(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restore3d(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Coordinate System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7" office:value-type="string" calcext:value-type="string">
            <text:p>coordinate3d(&lt;string&gt;)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specifies the coordinate system. <text:s/>&lt;string&gt; : <text:s/>" zup_righthand" (default) <text:s/>and <text:s/>"yup_lefthand" are allowed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8" office:value-type="string" calcext:value-type="string">
            <text:p>color3d(&lt;colorvec&gt;)</text:p>
          </table:table-cell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ointcolor3d(&lt;colorvec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inecolor3d(&lt;colorvec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urfacecolor3d(&lt;colorvec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Opacity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office:value-type="string" calcext:value-type="string">
            <text:p>alpha3d(&lt;real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urfacealpha3d(&lt;real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Shininess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office:value-type="string" calcext:value-type="string">
            <text:p>shininess3d(&lt;real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ointshininess3d(&lt;real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ineshininess3d(&lt;real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urfaceshininess3d(&lt;real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0" office:value-type="string" calcext:value-type="string">
            <text:p>size3d(&lt;real&gt;)</text:p>
          </table:table-cell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ointsize3d(&lt;real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inesize3d(&lt;real&gt;)</text:p>
          </table:table-cell>
          <table:table-cell table:style-name="ce5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3">
            <text:p>draw3d(&lt;point&gt;)</text:p>
          </table:table-cell>
          <table:table-cell table:style-name="ce8" office:value-type="string" calcext:value-type="string">
            <text:p>size</text:p>
          </table:table-cell>
          <table:table-cell/>
        </table:table-row>
        <table:table-row table:style-name="ro1">
          <table:covered-table-cell table:style-name="ce12"/>
          <table:table-cell table:style-name="ce8" office:value-type="string" calcext:value-type="string">
            <text:p>color</text:p>
          </table:table-cell>
          <table:table-cell/>
        </table:table-row>
        <table:table-row table:style-name="ro1">
          <table:covered-table-cell table:style-name="ce12"/>
          <table:table-cell office:value-type="string" calcext:value-type="string">
            <text:p>shininess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4">
            <text:p>draw3d(&lt;point1&gt;,&lt;point2&gt;)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covered-table-cell table:style-name="ce12"/>
          <table:table-cell table:style-name="ce8" office:value-type="string" calcext:value-type="string">
            <text:p>size</text:p>
          </table:table-cell>
          <table:table-cell/>
        </table:table-row>
        <table:table-row table:style-name="ro1">
          <table:covered-table-cell table:style-name="ce12"/>
          <table:table-cell table:style-name="ce8" office:value-type="string" calcext:value-type="string">
            <text:p>color</text:p>
          </table:table-cell>
          <table:table-cell/>
        </table:table-row>
        <table:table-row table:style-name="ro1">
          <table:covered-table-cell table:style-name="ce12"/>
          <table:table-cell office:value-type="string" calcext:value-type="string">
            <text:p>shininess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Segments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3">
            <text:p>connect3d(&lt;list&gt;)</text:p>
          </table:table-cell>
          <table:table-cell table:style-name="ce8" office:value-type="string" calcext:value-type="string">
            <text:p>size</text:p>
          </table:table-cell>
          <table:table-cell/>
        </table:table-row>
        <table:table-row table:style-name="ro1">
          <table:covered-table-cell/>
          <table:table-cell table:style-name="ce8" office:value-type="string" calcext:value-type="string">
            <text:p>colo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hininess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4">
            <text:p>colorconnect3d(&lt;list1&gt;,&lt;list2&gt;)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draws a multicolored line segments. &lt;list1&gt;: the list of points, &lt;list2&gt;: the list of colors</text:p>
          </table:table-cell>
        </table:table-row>
        <table:table-row table:style-name="ro1">
          <table:covered-table-cell table:style-name="ce13"/>
          <table:table-cell table:style-name="ce7" office:value-type="string" calcext:value-type="string">
            <text:p>topology</text:p>
          </table:table-cell>
          <table:table-cell office:value-type="string" calcext:value-type="string">
            <text:p>specifies the topology. <text:s/>“open” (default) and “close” are allowed.</text:p>
          </table:table-cell>
        </table:table-row>
        <table:table-row table:style-name="ro1">
          <table:covered-table-cell table:style-name="ce12"/>
          <table:table-cell table:style-name="ce7" office:value-type="string" calcext:value-type="string">
            <text:p>size</text:p>
          </table:table-cell>
          <table:table-cell/>
        </table:table-row>
        <table:table-row table:style-name="ro1">
          <table:covered-table-cell table:style-name="ce12"/>
          <table:table-cell office:value-type="string" calcext:value-type="string">
            <text:p>shininess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1" table:number-rows-spanned="3">
            <text:p>drawpoly3d(&lt;list&gt;)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lo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hininess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illed Polygon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4">
            <text:p>fillpoly3d(&lt;list&gt;)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covered-table-cell/>
          <table:table-cell table:style-name="ce8" office:value-type="string" calcext:value-type="string">
            <text:p>colo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hinines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illed Polygon with normals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1" table:number-rows-spanned="4">
            <text:p>fillpoly3d(&lt;list1&gt;,&lt;list2&gt;)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lo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hinines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illed Circle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1" table:number-rows-spanned="4">
            <text:p>fillcircle3d(&lt;point&gt;,&lt;vec&gt;,&lt;real&gt;)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lo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hinines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Sphere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4">
            <text:p>drawsphere3d(&lt;point&gt;,&lt;real&gt;)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covered-table-cell table:style-name="ce15"/>
          <table:table-cell table:style-name="ce8" office:value-type="string" calcext:value-type="string">
            <text:p>color</text:p>
          </table:table-cell>
          <table:table-cell/>
        </table:table-row>
        <table:table-row table:style-name="ro1">
          <table:covered-table-cell table:style-name="ce15"/>
          <table:table-cell office:value-type="string" calcext:value-type="string">
            <text:p>shininess</text:p>
          </table:table-cell>
          <table:table-cell/>
        </table:table-row>
        <table:table-row table:style-name="ro1">
          <table:covered-table-cell table:style-name="ce15"/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Mesh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mesh3d(&lt;int1&gt;,&lt;int2&gt;,&lt;list&gt;)</text:p>
          </table:table-cell>
          <table:table-cell office:value-type="string" calcext:value-type="string">
            <text:p>normaltyp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polog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ize</text:p>
          </table:table-cell>
          <table:table-cell/>
        </table:table-row>
        <table:table-row table:style-name="ro1">
          <table:covered-table-cell/>
          <table:table-cell table:style-name="ce8" office:value-type="string" calcext:value-type="string">
            <text:p>colo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hinines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Mesh with normals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1" table:number-rows-spanned="5">
            <text:p>mesh3d(&lt;int1&gt;,&lt;int2&gt;,&lt;list1&gt;,&lt;list2&gt;)</text:p>
          </table:table-cell>
          <table:table-cell office:value-type="string" calcext:value-type="string">
            <text:p>topolog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iz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lo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hinines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Backgrond Colo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3d(&lt;colorvec&gt;)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Camera Posi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ookat3d(&lt;point1&gt;,&lt;point2&gt;,&lt;vec&gt;)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ield of View of Camer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eldofview3d(&lt;real&gt;)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Min and Max Camera Depth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pthrange3d(&lt;real1&gt;,&lt;real2&gt;)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Rendering Hints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1" table:number-rows-spanned="4">
            <text:p>renderhints3d()</text:p>
          </table:table-cell>
          <table:table-cell office:value-type="string" calcext:value-type="string">
            <text:p>qualit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nderMod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amplingRa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reenError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Point Light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1" table:number-rows-spanned="5">
            <text:p>pointlight3d(&lt;int&gt;)</text:p>
          </table:table-cell>
          <table:table-cell office:value-type="string" calcext:value-type="string">
            <text:p>ambi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ffus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ecula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sitio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Directional Light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1" table:number-rows-spanned="5">
            <text:p>directionallight3d(&lt;int&gt;)</text:p>
          </table:table-cell>
          <table:table-cell office:value-type="string" calcext:value-type="string">
            <text:p>ambi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ffus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ecula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rectio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Spot Light</text:p>
          </table:table-cell>
          <table:table-cell table:style-name="ce2" office:value-type="string" calcext:value-type="string">
            <text:p>Modifier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1" table:number-rows-spanned="8">
            <text:p>spotlight3d(&lt;int&gt;)</text:p>
          </table:table-cell>
          <table:table-cell office:value-type="string" calcext:value-type="string">
            <text:p>ambi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ffus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ecula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sitio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irectio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utoffAngl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pon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Disable Ligh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isablelight3d(&lt;int&gt;)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499.99mm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00/00/00</text:date>, <text:time style:data-style-name="N2" text:time-value="11:34:50.69754065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3:16:22.938548189</meta:creation-date>
    <meta:generator>LibreOffice/5.1.6.2$Linux_X86_64 LibreOffice_project/10m0$Build-2</meta:generator>
    <dc:date>2018-06-21T11:39:34.168865128</dc:date>
    <meta:editing-duration>PT10H43M41S</meta:editing-duration>
    <meta:editing-cycles>38</meta:editing-cycles>
    <meta:document-statistic meta:table-count="1" meta:cell-count="189" meta:object-count="0"/>
  </office:meta>
</office:document-meta>
</file>